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9.271cm" svg:x="10.744cm" svg:y="4.148cm">
          <text:p/>
          <draw:enhanced-geometry svg:viewBox="0 0 21600 21600" draw:glue-points="21600 0 0 10800 21600 21600" draw:text-areas="13800 ?f9 21600 ?f10" draw:type="left-brace" draw:modifiers="1800 10856.68582854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9.652cm" svg:height="2.032cm" svg:x="1.246cm" svg:y="7.731cm">
          <text:p text:style-name="P2"><text:span text:style-name="T1">Levenshtein(s1, s2, len1, len2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2.032cm" svg:x="11.168cm" svg:y="3.586cm">
          <text:p text:style-name="P2"><text:span text:style-name="T1">len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2cm" svg:height="2.032cm" svg:x="14.389cm" svg:y="7.223cm">
          <text:p text:style-name="P2"><text:span text:style-name="T1">Levenshtein(s1, s2, len1, len2-1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2.032cm" svg:x="11.177cm" svg:y="5.784cm">
          <text:p text:style-name="P2"><text:span text:style-name="T1">len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2.032cm" svg:x="25.009cm" svg:y="3.559cm">
          <text:p text:style-name="P2"><text:span text:style-name="T1">len2 = 0,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2.032cm" svg:x="24.982cm" svg:y="5.791cm">
          <text:p text:style-name="P2"><text:span text:style-name="T1">len1 = 0,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2.032cm" svg:x="11.195cm" svg:y="9.763cm">
          <text:p text:style-name="P2"><text:span text:style-name="T1">m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5cm" svg:height="5.588cm" svg:x="13.524cm" svg:y="7.985cm">
          <text:p/>
          <draw:enhanced-geometry svg:viewBox="0 0 21600 21600" draw:glue-points="21600 0 0 10800 21600 21600" draw:text-areas="13800 ?f9 21600 ?f10" draw:type="left-brace" draw:modifiers="1800 10856.68582854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9.652cm" svg:height="2.032cm" svg:x="14.389cm" svg:y="9.636cm">
          <text:p text:style-name="P2"><text:span text:style-name="T1">Levenshtein(s1, s2, len1-1, len2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2cm" svg:height="2.032cm" svg:x="14.516cm" svg:y="11.63cm">
          <text:p text:style-name="P2"><text:span text:style-name="T1">Levenshtein(s1, s2, len1-1, len2-1)+</text:span></text:p>
          <text:p text:style-name="P2"><text:span text:style-name="T1">(s1[len1-1] == s2[len2-1] ? 0 : 1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2.032cm" svg:x="24.995cm" svg:y="9.736cm">
          <text:p text:style-name="P2"><text:span text:style-name="T1">Otherwise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 </meta:initial-creator>
    <meta:creation-date>2014-09-24T23:12:22.037635933</meta:creation-date>
    <dc:date>2014-09-24T23:54:04.227736568</dc:date>
    <dc:creator>so </dc:creator>
    <meta:editing-duration>PT23M10S</meta:editing-duration>
    <meta:editing-cycles>2</meta:editing-cycles>
    <meta:generator>LibreOffice/4.1.3.2$Linux_x86 LibreOffice_project/410m0$Build-2</meta:generator>
    <meta:document-statistic meta:object-count="12"/>
  </office:meta>
</office:document-meta>
</file>